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72cm" table:align="left" style:writing-mode="lr-tb"/>
    </style:style>
    <style:style style:name="Table1.A" style:family="table-column">
      <style:table-column-properties style:column-width="6.72cm"/>
    </style:style>
    <style:style style:name="Table1.B" style:family="table-column">
      <style:table-column-properties style:column-width="8.652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Inside_20_Addres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Inside_20_Address_20_Nam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.entity.id" text:name="customerID"/>
        <text:user-field-decl office:value-type="string" office:string-value="customer.entity.title" text:name="customerTitle"/>
        <text:user-field-decl office:value-type="string" office:string-value="customer.entity.initials" text:name="customerInitials"/>
        <text:user-field-decl office:value-type="string" office:string-value="customer.entity.name" text:name="customerName"/>
        <text:user-field-decl office:value-type="string" office:string-value="[party:getPartyFullName(openvpms:get(.,'customer.entity'))]" text:name="customerFullName"/>
        <text:user-field-decl office:value-type="string" office:string-value="customer.entity.firstName" text:name="customerFirstName"/>
        <text:user-field-decl office:value-type="string" office:string-value="[party:getBillingAddress(.)]" text:name="customerBillingAddress"/>
        <text:user-field-decl office:value-type="string" office:string-value="[party:getCorrespondenceAddress(.)]" text:name="customerCorrespondenceAddress"/>
        <text:user-field-decl office:value-type="string" office:string-value="customer.entity.description" text:name="customerDescription"/>
        <text:user-field-decl office:value-type="string" office:string-value="[party:getEmailAddress(.)]" text:name="customerEmailAddress"/>
        <text:user-field-decl office:value-type="string" office:string-value="[party:getHomeTelephone(.)]" text:name="customerPhoneHome"/>
        <text:user-field-decl office:value-type="string" office:string-value="[party:getWorkTelephone(.)]" text:name="customerPhoneWork"/>
        <text:user-field-decl office:value-type="string" office:string-value="[party:getMobileTelephone(.)]" text:name="customerPhoneMobile"/>
        <text:user-field-decl office:value-type="string" office:string-value="[party:getFaxNumber(openvpms:get(.,'customer.entity'))]" text:name="customerFax"/>
        <text:user-field-decl office:value-type="string" office:string-value="[party:getAccountBalance(.)]" text:name="customerAccountBalance"/>
        <text:user-field-decl office:value-type="string" office:string-value="customer.entity.lastName" text:name="customerLastName"/>
      </text:user-field-decls>
      <text:p text:style-name="P7">This is a sample Customer Letter</text:p>
      <text:p text:style-name="P5">It contains useful customer field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The customer ID</text:p>
          </table:table-cell>
          <table:table-cell table:style-name="Table1.B1" office:value-type="string">
            <text:p text:style-name="P6"><text:user-field-get text:name="customerID">customer.entity.id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Title</text:p>
          </table:table-cell>
          <table:table-cell table:style-name="Table1.B2" office:value-type="string">
            <text:p text:style-name="P6"><text:user-field-get text:name="customerTitle">customer.entity.titl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Initials</text:p>
          </table:table-cell>
          <table:table-cell table:style-name="Table1.B2" office:value-type="string">
            <text:p text:style-name="P6"><text:user-field-get text:name="customerInitials">customer.entity.initials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Name in format &lt;Lastname&gt;,&lt;FirstName&gt; or &lt;name&gt; for organisations.</text:p>
          </table:table-cell>
          <table:table-cell table:style-name="Table1.B2" office:value-type="string">
            <text:p text:style-name="P6"><text:user-field-get text:name="customerName">customer.entity.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ull Name in format &lt;Title&gt; &lt;FirstName&gt; &lt;Lastname&gt; or just name if an organisation.</text:p>
          </table:table-cell>
          <table:table-cell table:style-name="Table1.B2" office:value-type="string">
            <text:p text:style-name="P6"><text:user-field-get text:name="customerFullName">[party:getPartyFullName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irst Name</text:p>
          </table:table-cell>
          <table:table-cell table:style-name="Table1.B2" office:value-type="string">
            <text:p text:style-name="P6"><text:user-field-get text:name="customerFirstName">customer.entity.fir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Last Name</text:p>
          </table:table-cell>
          <table:table-cell table:style-name="Table1.B2" office:value-type="string">
            <text:p text:style-name="P6"><text:user-field-get text:name="customerLastName">customer.entity.la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Billing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BillingAddress">[party:getBilling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Correspondence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CorrespondenceAddress">[party:getCorrespondence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Preferred Address and Home Phone Number in the format &lt;street&gt; &lt;city&gt; &lt;state&gt; &lt;postcode&gt; - &lt;home phone number&gt;</text:p>
          </table:table-cell>
          <table:table-cell table:style-name="Table1.B2" office:value-type="string">
            <text:p text:style-name="P6"><text:user-field-get text:name="customerDescription">customer.entity.description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email address</text:p>
          </table:table-cell>
          <table:table-cell table:style-name="Table1.B2" office:value-type="string">
            <text:p text:style-name="P6"><text:user-field-get text:name="customerEmailAddress">[party:getEmail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Home. If no telephone contact with Home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Home">[party:getHom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Work. If no telephone contact with Work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Work">[party:getWork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Mobile.</text:p>
          </table:table-cell>
          <table:table-cell table:style-name="Table1.B2" office:value-type="string">
            <text:p text:style-name="P6"><text:user-field-get text:name="customerPhoneMobile">[party:getMobil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fax number found for the customer. </text:p>
          </table:table-cell>
          <table:table-cell table:style-name="Table1.B2" office:value-type="string">
            <text:p text:style-name="P6"><text:user-field-get text:name="customerFax">[party:getFaxNumber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Returns the current account balance for the customer</text:p>
          </table:table-cell>
          <table:table-cell table:style-name="Table1.B2" office:value-type="string">
            <text:p text:style-name="P6"><text:user-field-get text:name="customerAccountBalance">[party:getAccountBalance(.)]</text:user-field-get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="100%" fo:margin-left="0.635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="100%" fo:margin-left="1.27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="100%" fo:margin-left="1.905cm" fo:margin-right="0cm" fo:margin-top="0cm" fo:margin-bottom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="100%" fo:margin-left="0.635cm" fo:margin-right="0cm" fo:margin-top="0cm" fo:margin-bottom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="100%" fo:margin-left="0.635cm" fo:margin-right="0cm" fo:margin-top="0cm" fo:margin-bottom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="100%" fo:margin-left="0cm" fo:margin-right="0cm" fo:margin-top="0cm" fo:margin-bottom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="100%" fo:margin-left="0cm" fo:margin-right="0cm" fo:margin-top="0cm" fo:margin-bottom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3-07-22T04:12:34.04"/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arch 12, 2006</dc:title>
    <meta:initial-creator>Sam Snelling</meta:initial-creator>
    <meta:creation-date>2006-03-12T06:57:00</meta:creation-date>
    <dc:date>2013-07-22T04:12:33.99</dc:date>
    <meta:print-date>2006-05-13T01:07:00</meta:print-date>
    <dc:language>en-US</dc:language>
    <meta:editing-cycles>61</meta:editing-cycles>
    <meta:editing-duration>PT13H43M37S</meta:editing-duration>
    <meta:document-statistic meta:table-count="1" meta:image-count="0" meta:object-count="0" meta:page-count="1" meta:paragraph-count="35" meta:word-count="247" meta:character-count="1930"/>
    <meta:user-defined meta:name="Info 1"/>
    <meta:user-defined meta:name="Info 2"/>
    <meta:user-defined meta:name="Info 3"/>
    <meta:user-defined meta:name="Info 4"/>
  </office:meta>
</office:document-meta>
</file>